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04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d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ior_tem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o_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_tempo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heuristica</text:p>
          </table:table-cell>
          <table:table-cell office:value-type="string" calcext:value-type="string">
            <text:p>backtracking</text:p>
          </table:table-cell>
        </table:table-row>
        <table:table-row table:style-name="ro1">
          <table:table-cell office:value-type="string" calcext:value-type="string">
            <text:p>maior_tempo</text:p>
          </table:table-cell>
          <table:table-cell office:value-type="float" office:value="0.04" calcext:value-type="float">
            <text:p>0,04</text:p>
          </table:table-cell>
          <table:table-cell office:value-type="float" office:value="129.856" calcext:value-type="float">
            <text:p>129,856</text:p>
          </table:table-cell>
        </table:table-row>
        <table:table-row table:style-name="ro1">
          <table:table-cell office:value-type="string" calcext:value-type="string">
            <text:p>tempo_total</text:p>
          </table:table-cell>
          <table:table-cell office:value-type="float" office:value="363.976" calcext:value-type="float">
            <text:p>363,976</text:p>
          </table:table-cell>
          <table:table-cell office:value-type="float" office:value="3906.08" calcext:value-type="float">
            <text:p>3906,08</text:p>
          </table:table-cell>
        </table:table-row>
        <table:table-row table:style-name="ro1">
          <table:table-cell office:value-type="string" calcext:value-type="string">
            <text:p>media_tempo</text:p>
          </table:table-cell>
          <table:table-cell office:value-type="float" office:value="0.014811" calcext:value-type="float">
            <text:p>0,014811</text:p>
          </table:table-cell>
          <table:table-cell office:value-type="float" office:value="0.158945" calcext:value-type="float">
            <text:p>0,15894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ior_cor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ed_qnt_passou</text:p>
          </table:table-cell>
          <table:table-cell office:value-type="float" office:value="5.899207" calcext:value-type="float">
            <text:p>5,899207</text:p>
          </table:table-cell>
          <table:table-cell/>
        </table:table-row>
        <table:table-row table:style-name="ro1">
          <table:table-cell office:value-type="string" calcext:value-type="string">
            <text:p>med_maior_cor</text:p>
          </table:table-cell>
          <table:table-cell office:value-type="float" office:value="11.763703" calcext:value-type="float">
            <text:p>11,76370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tribuicao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qnt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8650" calcext:value-type="float">
            <text:p>865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328" calcext:value-type="float">
            <text:p>1232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949" calcext:value-type="float">
            <text:p>2949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FZSongS-Extended" style:font-family-asian="FZSongS-Extended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4T17:11:33.064497578</dc:date>
    <meta:editing-duration>PT19M11S</meta:editing-duration>
    <meta:editing-cycles>1</meta:editing-cycles>
    <meta:generator>LibreOffice/5.2.2.2$Linux_X86_64 LibreOffice_project/20m0$Build-2</meta:generator>
    <meta:document-statistic meta:table-count="1" meta:cell-count="39" meta:object-count="0"/>
  </office:meta>
</office:document-meta>
</file>